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Liberation Sans1" svg:font-family="'Liberation Sans'" style:font-adornments="Regular" style:font-pitch="fixed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Liberation Sans3" svg:font-family="'Liberation Sans'" style:font-adornments="Regular" style:font-pitch="variable"/>
    <style:font-face style:name="Nachlieli CLM3" svg:font-family="'Nachlieli CLM'" style:font-adornments="Regular" style:font-pitch="variable"/>
    <style:font-face style:name="Times New Roman" svg:font-family="'Times New Roman'" style:font-adornments="Regular" style:font-pitch="variable"/>
    <style:font-face style:name="Times New Roman (Hebrew)" svg:font-family="'Times New Roman (Hebrew)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5735d0c" officeooo:paragraph-rsid="060f128b"/>
    </style:style>
    <style:style style:name="P4" style:family="paragraph" style:parent-style-name="Heading_20_2">
      <style:text-properties officeooo:paragraph-rsid="0621f346"/>
    </style:style>
    <style:style style:name="P5" style:family="paragraph" style:parent-style-name="Heading_20_2">
      <style:text-properties officeooo:rsid="061d27f9" officeooo:paragraph-rsid="0611b8eb"/>
    </style:style>
    <style:style style:name="P6" style:family="paragraph" style:parent-style-name="Heading_20_2">
      <style:text-properties officeooo:rsid="061e92a7" officeooo:paragraph-rsid="061e92a7"/>
    </style:style>
    <style:style style:name="P7" style:family="paragraph" style:parent-style-name="Heading_20_2">
      <style:text-properties officeooo:rsid="060f128b" officeooo:paragraph-rsid="0620aaf8"/>
    </style:style>
    <style:style style:name="P8" style:family="paragraph" style:parent-style-name="Text_20_body">
      <style:text-properties officeooo:rsid="0607daed" officeooo:paragraph-rsid="060f128b"/>
    </style:style>
    <style:style style:name="P9" style:family="paragraph" style:parent-style-name="Text_20_body">
      <style:text-properties officeooo:rsid="05f8bd4a" officeooo:paragraph-rsid="060f128b"/>
    </style:style>
    <style:style style:name="P10" style:family="paragraph" style:parent-style-name="Text_20_body">
      <style:text-properties officeooo:rsid="0609cebf" officeooo:paragraph-rsid="0611b8eb"/>
    </style:style>
    <style:style style:name="P11" style:family="paragraph" style:parent-style-name="Text_20_body">
      <style:text-properties officeooo:rsid="061e92a7" officeooo:paragraph-rsid="061e92a7"/>
    </style:style>
    <style:style style:name="P12" style:family="paragraph" style:parent-style-name="Text_20_body">
      <style:text-properties officeooo:rsid="060f128b" officeooo:paragraph-rsid="0620aaf8"/>
    </style:style>
    <style:style style:name="P13" style:family="paragraph" style:parent-style-name="Text_20_body">
      <style:text-properties officeooo:rsid="05d80ef2" officeooo:paragraph-rsid="0621f346"/>
    </style:style>
    <style:style style:name="P14" style:family="paragraph" style:parent-style-name="Text_20_body">
      <style:text-properties officeooo:rsid="0606e134" officeooo:paragraph-rsid="0621f346"/>
    </style:style>
    <style:style style:name="P15" style:family="paragraph" style:parent-style-name="Text_20_body">
      <style:text-properties officeooo:rsid="0625c719" officeooo:paragraph-rsid="0621f346"/>
    </style:style>
    <style:style style:name="P16" style:family="paragraph" style:parent-style-name="Text_20_body">
      <style:text-properties officeooo:paragraph-rsid="0621f346"/>
    </style:style>
    <style:style style:name="P17" style:family="paragraph" style:parent-style-name="Text_20_body">
      <style:paragraph-properties fo:text-align="start" style:justify-single-word="false" style:writing-mode="lr-tb"/>
      <style:text-properties officeooo:paragraph-rsid="0621f346"/>
    </style:style>
    <style:style style:name="P18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font-name="David CLM" fo:font-size="12pt" officeooo:rsid="0606e134" officeooo:paragraph-rsid="0621f346" style:font-size-asian="12pt" style:font-name-complex="David CLM" style:font-size-complex="12pt"/>
    </style:style>
    <style:style style:name="P19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fo:color="#000000" style:text-outline="false" style:text-line-through-style="none" style:text-line-through-type="none" style:text-position="0% 100%" style:font-name="David CLM" fo:font-size="12pt" fo:font-style="normal" fo:text-shadow="none" style:text-underline-style="none" fo:font-weight="normal" officeooo:rsid="0606e134" officeooo:paragraph-rsid="0621f346" style:letter-kerning="true" style:font-size-asian="12pt" style:font-style-asian="normal" style:font-weight-asian="normal" style:font-name-complex="David CLM" style:font-size-complex="12pt" style:font-style-complex="normal" style:text-emphasize="none"/>
    </style:style>
    <style:style style:name="P20" style:family="paragraph" style:parent-style-name="Text_20_body">
      <style:paragraph-properties fo:margin-left="0in" fo:margin-right="0in" fo:line-height="120%" fo:text-align="end" style:justify-single-word="false" fo:text-indent="0in" style:auto-text-indent="false" style:writing-mode="rl-tb"/>
    </style:style>
    <style:style style:name="P21" style:family="paragraph" style:parent-style-name="Text_20_body">
      <style:paragraph-properties fo:margin-left="0in" fo:margin-right="0in" fo:margin-top="0in" fo:margin-bottom="0in" loext:contextual-spacing="false" fo:line-height="120%" fo:text-align="end" style:justify-single-word="false" fo:text-indent="0in" style:auto-text-indent="false" style:writing-mode="rl-tb"/>
    </style:style>
    <style:style style:name="P22" style:family="paragraph" style:parent-style-name="Text_20_body">
      <style:paragraph-properties fo:margin-left="0in" fo:margin-right="0in" fo:margin-top="0in" fo:margin-bottom="0in" loext:contextual-spacing="false" fo:line-height="120%" fo:text-align="end" style:justify-single-word="false" fo:text-indent="0in" style:auto-text-indent="false" style:writing-mode="rl-tb"/>
      <style:text-properties fo:color="#00000a" style:font-name="Courier New" fo:font-size="12pt" fo:language="en" fo:country="US" style:font-size-asian="12pt" style:language-asian="en" style:country-asian="US" style:font-name-complex="Times New Roman" style:font-size-complex="12pt" style:language-complex="he" style:country-complex="IL"/>
    </style:style>
    <style:style style:name="P23" style:family="paragraph" style:parent-style-name="Heading_20_1">
      <style:paragraph-properties fo:line-height="100%"/>
      <style:text-properties officeooo:rsid="05226f8d" officeooo:paragraph-rsid="04af6545"/>
    </style:style>
    <style:style style:name="P24" style:family="paragraph" style:parent-style-name="Heading_20_2">
      <style:paragraph-properties fo:line-height="100%"/>
      <style:text-properties officeooo:rsid="05735d0c" officeooo:paragraph-rsid="06283760"/>
    </style:style>
    <style:style style:name="P25" style:family="paragraph" style:parent-style-name="Heading_20_2">
      <style:text-properties officeooo:rsid="05735d0c" officeooo:paragraph-rsid="06283760"/>
    </style:style>
    <style:style style:name="P26" style:family="paragraph" style:parent-style-name="Heading_20_2">
      <style:text-properties officeooo:rsid="0625c719" officeooo:paragraph-rsid="0621f346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5735d0c" officeooo:paragraph-rsid="0621f346"/>
    </style:style>
    <style:style style:name="P28" style:family="paragraph" style:parent-style-name="Text_20_body" style:list-style-name="L1">
      <style:text-properties officeooo:rsid="060f128b" officeooo:paragraph-rsid="0620aaf8"/>
    </style:style>
    <style:style style:name="P29" style:family="paragraph" style:parent-style-name="Text_20_body">
      <style:text-properties officeooo:rsid="05be395e" officeooo:paragraph-rsid="06283760"/>
    </style:style>
    <style:style style:name="P30" style:family="paragraph" style:parent-style-name="Text_20_body" style:list-style-name="L2">
      <style:paragraph-properties fo:margin-top="0in" fo:margin-bottom="0in" loext:contextual-spacing="false" fo:line-height="120%" fo:text-align="end" style:justify-single-word="false" style:writing-mode="rl-tb">
        <style:tab-stops>
          <style:tab-stop style:position="0.5in"/>
        </style:tab-stops>
      </style:paragraph-properties>
    </style:style>
    <style:style style:name="P31" style:family="paragraph" style:parent-style-name="Text_20_body" style:list-style-name="L3">
      <style:paragraph-properties fo:margin-top="0in" fo:margin-bottom="0in" loext:contextual-spacing="false" fo:line-height="120%" fo:text-align="end" style:justify-single-word="false" style:writing-mode="rl-tb">
        <style:tab-stops>
          <style:tab-stop style:position="0.5in"/>
        </style:tab-stops>
      </style:paragraph-properties>
    </style:style>
    <style:style style:name="P32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officeooo:rsid="05be395e" officeooo:paragraph-rsid="06283760"/>
    </style:style>
    <style:style style:name="P33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fo:font-style="italic" officeooo:rsid="05be395e" officeooo:paragraph-rsid="06283760" style:font-style-asian="italic" style:font-style-complex="italic"/>
    </style:style>
    <style:style style:name="P34" style:family="paragraph" style:parent-style-name="Text_20_body">
      <style:paragraph-properties fo:text-align="end" style:justify-single-word="false" style:writing-mode="rl-tb"/>
      <style:text-properties officeooo:rsid="060e4268" officeooo:paragraph-rsid="06283760"/>
    </style:style>
    <style:style style:name="P35" style:family="paragraph" style:parent-style-name="Text_20_body">
      <style:paragraph-properties fo:text-align="end" style:justify-single-word="false" style:writing-mode="rl-tb"/>
      <style:text-properties officeooo:rsid="0596ca4a" officeooo:paragraph-rsid="06283760"/>
    </style:style>
    <style:style style:name="P36" style:family="paragraph" style:parent-style-name="Text_20_body">
      <style:paragraph-properties fo:text-align="end" style:justify-single-word="false" style:writing-mode="rl-tb"/>
      <style:text-properties officeooo:rsid="05e459a1" officeooo:paragraph-rsid="06283760"/>
    </style:style>
    <style:style style:name="P37" style:family="paragraph" style:parent-style-name="Text_20_body">
      <style:paragraph-properties fo:text-align="start" style:justify-single-word="false" style:writing-mode="lr-tb"/>
      <style:text-properties fo:font-style="italic" officeooo:rsid="05edf9e3" officeooo:paragraph-rsid="06283760" style:font-style-asian="italic" style:font-style-complex="italic"/>
    </style:style>
    <style:style style:name="P38" style:family="paragraph" style:parent-style-name="Text_20_body">
      <style:paragraph-properties fo:text-align="start" style:justify-single-word="false" style:writing-mode="lr-tb"/>
      <style:text-properties officeooo:rsid="062e4ed6" officeooo:paragraph-rsid="06283760"/>
    </style:style>
    <style:style style:name="P39" style:family="paragraph" style:parent-style-name="Text_20_body">
      <style:paragraph-properties fo:text-align="start" style:justify-single-word="false" style:writing-mode="lr-tb"/>
      <style:text-properties officeooo:rsid="0596ca4a" officeooo:paragraph-rsid="06283760"/>
    </style:style>
    <style:style style:name="P40" style:family="paragraph" style:parent-style-name="Text_20_body">
      <style:paragraph-properties fo:text-align="start" style:justify-single-word="false" style:writing-mode="lr-tb"/>
      <style:text-properties officeooo:paragraph-rsid="0628376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60b1cd7" style:font-weight-asian="normal" style:font-weight-complex="normal"/>
    </style:style>
    <style:style style:name="T3" style:family="text">
      <style:text-properties officeooo:rsid="05ff79ad"/>
    </style:style>
    <style:style style:name="T4" style:family="text">
      <style:text-properties officeooo:rsid="0607dae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604f03b" style:font-style-asian="italic" style:font-weight-asian="normal" style:font-style-complex="italic" style:font-weight-complex="normal"/>
    </style:style>
    <style:style style:name="T7" style:family="text">
      <style:text-properties fo:font-style="italic" officeooo:rsid="05edf9e3" style:font-style-asian="italic" style:font-style-complex="italic"/>
    </style:style>
    <style:style style:name="T8" style:family="text">
      <style:text-properties fo:font-style="italic" officeooo:rsid="05be395e" style:font-style-asian="italic" style:font-style-complex="italic"/>
    </style:style>
    <style:style style:name="T9" style:family="text">
      <style:text-properties officeooo:rsid="061d27f9"/>
    </style:style>
    <style:style style:name="T10" style:family="text">
      <style:text-properties officeooo:rsid="062b1aa3"/>
    </style:style>
    <style:style style:name="T11" style:family="text">
      <style:text-properties officeooo:rsid="061fe8c2"/>
    </style:style>
    <style:style style:name="T12" style:family="text">
      <style:text-properties officeooo:rsid="0621c7ae"/>
    </style:style>
    <style:style style:name="T13" style:family="text">
      <style:text-properties style:text-position="sub 58%"/>
    </style:style>
    <style:style style:name="T14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style:letter-kerning="true" style:font-style-asian="normal" style:font-weight-asian="normal" style:font-style-complex="normal" style:text-emphasize="none"/>
    </style:style>
    <style:style style:name="T15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54fe6e7" style:letter-kerning="true" style:font-style-asian="normal" style:font-weight-asian="normal" style:font-style-complex="normal" style:text-emphasize="none"/>
    </style:style>
    <style:style style:name="T16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60b1cd7" style:letter-kerning="true" style:font-style-asian="normal" style:font-weight-asian="normal" style:font-style-complex="normal" style:text-emphasize="none"/>
    </style:style>
    <style:style style:name="T17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62dafc1" style:letter-kerning="true" style:font-style-asian="normal" style:font-weight-asian="normal" style:font-style-complex="normal" style:text-emphasize="none"/>
    </style:style>
    <style:style style:name="T18" style:family="text">
      <style:text-properties officeooo:rsid="0623ce0c"/>
    </style:style>
    <style:style style:name="T19" style:family="text">
      <style:text-properties fo:color="#00000a" style:font-name="Courier New" fo:font-size="12pt" fo:language="en" fo:country="US" style:font-size-asian="12pt" style:language-asian="en" style:country-asian="US" style:font-name-complex="Times New Roman (Hebrew)" style:font-size-complex="12pt" style:language-complex="he" style:country-complex="IL"/>
    </style:style>
    <style:style style:name="T20" style:family="text">
      <style:text-properties fo:color="#00000a" style:font-name="Courier New" fo:font-size="12pt" fo:language="en" fo:country="US" style:font-size-asian="12pt" style:language-asian="en" style:country-asian="US" style:font-name-complex="Times New Roman" style:font-size-complex="12pt" style:language-complex="he" style:country-complex="IL"/>
    </style:style>
    <style:style style:name="T21" style:family="text">
      <style:text-properties officeooo:rsid="06333ad8"/>
    </style:style>
    <style:style style:name="T22" style:family="text">
      <style:text-properties officeooo:rsid="06358979"/>
    </style:style>
    <style:style style:name="T23" style:family="text">
      <style:text-properties officeooo:rsid="05a9c9df"/>
    </style:style>
    <style:style style:name="T24" style:family="text">
      <style:text-properties officeooo:rsid="05e60424"/>
    </style:style>
    <style:style style:name="T25" style:family="text">
      <style:text-properties officeooo:rsid="0642a5dd"/>
    </style:style>
    <style:style style:name="T26" style:family="text">
      <style:text-properties officeooo:rsid="0596ca4a"/>
    </style:style>
    <style:style style:name="T27" style:family="text">
      <style:text-properties officeooo:rsid="0641a934"/>
    </style:style>
    <style:style style:name="T28" style:family="text">
      <style:text-properties officeooo:rsid="05df579c"/>
    </style:style>
    <style:style style:name="T29" style:family="text">
      <style:text-properties officeooo:rsid="062e4ed6"/>
    </style:style>
    <style:style style:name="T30" style:family="text">
      <style:text-properties officeooo:rsid="05ddbf9e"/>
    </style:style>
    <style:style style:name="T31" style:family="text">
      <style:text-properties officeooo:rsid="05e459a1"/>
    </style:style>
    <style:style style:name="T32" style:family="text">
      <style:text-properties officeooo:rsid="06313e8e"/>
    </style:style>
    <style:style style:name="T33" style:family="text">
      <style:text-properties officeooo:rsid="05be395e"/>
    </style:style>
    <style:style style:name="T34" style:family="text">
      <style:text-properties officeooo:rsid="05ed6dcb"/>
    </style:style>
    <style:style style:name="T35" style:family="text">
      <style:text-properties officeooo:rsid="05eda19f"/>
    </style:style>
    <style:style style:name="T36" style:family="text">
      <style:text-properties officeooo:rsid="05edf9e3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1">מטלה - חלוקת שכר-<text:span text:style-name="T3">דירה – שאלות נוספות</text:span></text:h>
      <text:p text:style-name="P3">שאלה <text:span text:style-name="T9">1: בעיית מכפלת הצריחים</text:span></text:p>
      <text:p text:style-name="P9">נתון לוח שחמט (8 על 8) שבו בכל משבצת כתוב מספר חיובי כלשהו.</text:p>
      <text:p text:style-name="P9"><text:span text:style-name="T4">עליכם להציב </text:span>שמונה צריחים על הלוח, כך שאף צריח לא מאיים על אף צריח אחר, ומכפלת המספרים הרשומים תחת הצריחים היא הגדולה ביותר.</text:p>
      <text:p text:style-name="P8">א. כיתבו את בעיית האופטימיזציה.</text:p>
      <text:p text:style-name="P8">ב. הדגימו את פתרון הבעיה על לוח קטן (3 על 3).</text:p>
      <text:p text:style-name="P5">כיסוי מינימלי</text:p>
      <text:p text:style-name="P10"><text:span text:style-name="T6">כ</text:span><text:span text:style-name="T5">יסוי (covering) </text:span><text:span text:style-name="T1">של גרף הוא תת-קבוצה של הצמתים בגרף, כך שכל קשת בגרף סמוכה לפחות לצומת אחד מתוך הקבוצה.</text:span></text:p>
      <text:p text:style-name="P10"><text:span text:style-name="T1">כיתבו בעיית אופטימיזציה למציאת כיסוי </text:span><text:span text:style-name="T2">מינימלי - כיסוי </text:span><text:span text:style-name="T1">עם מספר קטן ביותר של צמתים. הגדירו במדוייק מה הם המשתנים, מה הם האילוצים, ומה פונקציית המטרה.</text:span></text:p>
      <text:p text:style-name="P6">וקטור אגליטרי</text:p>
      <text:p text:style-name="P11">האם בחלוקה עם וקטור-מחירים אגליטרי יכולה להיות קנאה, כשיש שני שותפים ושני חדרים?</text:p>
      <text:p text:style-name="P7">בעיית תחנת המוניות</text:p>
      <text:p text:style-name="P12">בתחנת מוניות עובדים שלושה נהגים. כל נהג נמצא עכשיו במקום אחר. <text:s text:c="2"/>התחנה מקבלת בו-זמנית שלוש פניות מנוסעים הנמצאים במקומות שונים. התחנה צריכה להחליט איזה נהג לשלוח לאיזה נוסע. הנתונים:</text:p>
      <text:list xml:id="list1032719059" text:style-name="L1">
        <text:list-item>
          <text:p text:style-name="P28">המרחק בין נהג i לבין נוסע j הוא: d[i,j] (ק"מ).</text:p>
        </text:list-item>
        <text:list-item>
          <text:p text:style-name="P28">המרחק בין נוסע j לבין היעד שלו הוא x[j] (ק"מ).</text:p>
        </text:list-item>
        <text:list-item>
          <text:p text:style-name="P28">מחיר של דלק לקילומטר הוא p (ש"ח).</text:p>
        </text:list-item>
      </text:list>
      <text:p text:style-name="P12">כיתבו פקודה בשפת <text:span text:style-name="T10">פייתון</text:span> שתעזור לתחנה למצוא את ההשמה הזולה ביותר של נהגים לנוסעים.</text:p>
      <text:p text:style-name="P13"/>
      <text:p text:style-name="P13"/>
      <text:p text:style-name="P4">סכום מחירים מקסימלי</text:p>
      <text:p text:style-name="P14">נניח שמצאנו השמה <text:span text:style-name="T11">ה</text:span>ממקסמת את סכום הערכים, ואנחנו רוצים למצוא מחיר לכל חדר. במקום למצוא וקטור-מחירים עם סכום מינימלי, אפשר לנסות למצוא וקטור-מחירים עם סכום מקסימלי:</text:p>
      <text:p text:style-name="P17">Maximize <text:s text:c="3"/><text:span text:style-name="T12">Su</text:span>m<text:span text:style-name="T13">i</text:span> p[i]</text:p>
      <text:p text:style-name="P17">Such that <text:s text:c="2"/>For all i, j: w[d[i], i] - p[i] ≥ w[d[i], j] - p[j]</text:p>
      <text:p text:style-name="P18"><text:soft-page-break/><text:span text:style-name="T15">א</text:span><text:span text:style-name="T14">. מה הבעיה בתוכנית זו? (</text:span><text:span text:style-name="T16">אפשר לפתור סעיף זה בשתי דרכים: </text:span><text:span text:style-name="T14">להריץ ב</text:span><text:span text:style-name="T17">פייתון </text:span><text:span text:style-name="T16">ולראות </text:span><text:span text:style-name="T14">איזו הודעת שגיאה-מתקבלת</text:span><text:span text:style-name="T16">, או לנסות לפתור את הבעיה ידנית במקרים פרטיים ולזהות את הבעיה</text:span><text:span text:style-name="T14">).</text:span></text:p>
      <text:p text:style-name="P19">ב. איזה אילוץ אפשר להוסיף לתוכנית, כך שיתקבל פתרון הגיוני?</text:p>
      <text:p text:style-name="P26"/>
      <text:p text:style-name="P25">שאלה<text:span text:style-name="T18">: חלוקת שכר-דירה לדיירים עניים</text:span></text:p>
      <text:p text:style-name="P29">רוצים לחלק <text:span text:style-name="T24">n </text:span>חדרים <text:span text:style-name="T24">ל-n </text:span>דיירים <text:span text:style-name="T25">עם העדפות אורדינליות, המקיימים את "הנחת הדיירים העניים" (כל דייר מעדיף כל חדר בחינם על כל חדר בתשלום). <text:s/></text:span>כל דייר<text:span text:style-name="T26"> מיוצג ע"י המחלקה הבאה:</text:span></text:p>
      <text:p text:style-name="P38">def <text:span text:style-name="T27">Ordinal</text:span>Agent:</text:p>
      <text:p text:style-name="P39"><text:span text:style-name="T28"><text:tab/>def bestRoom</text:span>(<text:span text:style-name="T29">prices:List[int]</text:span>)-<text:span text:style-name="T29">&gt;int:</text:span></text:p>
      <text:p text:style-name="P39"><text:s text:c="5"/>// INPUT: <text:s text:c="2"/><text:span text:style-name="T30">the prices of the n rooms, in shekels.</text:span></text:p>
      <text:p text:style-name="P39"><text:s text:c="5"/>// OUTPUT: <text:s/><text:span text:style-name="T30">the index of a room that the agent most <text:line-break/> <text:s text:c="4"/>// <text:s text:c="5"/>prefers in these prices. Index is between 0 and n-1.</text:span></text:p>
      <text:p text:style-name="P35"/>
      <text:p text:style-name="P35">כיתבו <text:span text:style-name="T31">אלגוריתם המקבל כקלט n דיירים ואת מחיר הדירה הכולל בשקלים, ומוצא השמת-חדרים ללא קנאה עד כדי שקל אחד. <text:s/>אם זה מקל עליכם - אפשר להניח ש n=3. </text:span></text:p>
      <text:p text:style-name="P36">כותרת הפונקציה:</text:p>
      <text:p text:style-name="P39"><text:span text:style-name="T32">def</text:span> <text:span text:style-name="T33">findAlmostEnvyFree</text:span>(<text:span text:style-name="T32">agents:List[OrdinalAgent</text:span>]<text:span text:style-name="T34">, totalRent:int</text:span>):</text:p>
      <text:p text:style-name="P32">פלט לדוגמה:</text:p>
      <text:p text:style-name="P33"><text:span text:style-name="T35">A</text:span>gent 0 receives room 2<text:span text:style-name="T36"> for 163 shekels.</text:span></text:p>
      <text:p text:style-name="P33"><text:span text:style-name="T36">A</text:span>gent 1 receives room 1<text:span text:style-name="T36"> for 274 shekels.</text:span></text:p>
      <text:p text:style-name="P40"><text:span text:style-name="T7">A</text:span><text:span text:style-name="T8">gent 2 receives room 0</text:span><text:span text:style-name="T7"> for 343 shekels.</text:span></text:p>
      <text:p text:style-name="P37"/>
      <text:p text:style-name="P37"/>
      <text:p text:style-name="Heading_20_2">חלוקה הוגנת של ירושה עם בתים</text:p>
      <text:p text:style-name="P20"><text:span text:style-name="T19">איל הנדל</text:span><text:span text:style-name="T20">"</text:span><text:span text:style-name="T19">ן הנודע דונאלד דאק נפטר בשיבה טובה והוריש לארבעת ילדיו ארבעה בתים וכן סכום</text:span><text:span text:style-name="T20">-</text:span><text:span text:style-name="T19">כסף נכבד</text:span><text:span text:style-name="T20">.</text:span></text:p>
      <text:p text:style-name="P21"><text:span text:style-name="T19">עליכם לעזור להם לחלק ביניהם את הירושה בהתאם לדרישות הבאות</text:span><text:span text:style-name="T20">:</text:span></text:p>
      <text:list xml:id="list2413646320" text:style-name="L2">
        <text:list-item>
          <text:p text:style-name="P30"><text:span text:style-name="T19">כל אחד מהיורשים מקבל בית אחד בדיוק </text:span><text:span text:style-name="T20">(</text:span><text:span text:style-name="T19">וסכום</text:span><text:span text:style-name="T20">-</text:span><text:span text:style-name="T19">כסף כלשהו</text:span><text:span text:style-name="T20">).</text:span></text:p>
        </text:list-item>
        <text:list-item>
          <text:p text:style-name="P30"><text:span text:style-name="T19">אף יורש לא מקנא ביורשים האחרים</text:span><text:span text:style-name="T20">.</text:span></text:p>
        </text:list-item>
        <text:list-item>
          <text:p text:style-name="P30"><text:span text:style-name="T19">כל העיזבון מחולק בין היורשים</text:span><text:span text:style-name="T20">.</text:span></text:p>
        </text:list-item>
      </text:list>
      <text:p text:style-name="P22"/>
      <text:p text:style-name="P20"><text:span text:style-name="T19">א</text:span><text:span text:style-name="T20">. </text:span><text:span text:style-name="T19">כיתבו אלגוריתם</text:span><text:span text:style-name="T20">, </text:span><text:span text:style-name="T19">בעברית או בפסאודו</text:span><text:span text:style-name="T20">-</text:span><text:span text:style-name="T19">קוד</text:span><text:span text:style-name="T20">, </text:span><text:span text:style-name="T19">הפותר את הבעיה</text:span><text:span text:style-name="T20">. </text:span><text:span text:style-name="T19">מותר להשתמש באלגוריתמים שנלמדו בכיתה</text:span><text:span text:style-name="T20">, </text:span><text:span text:style-name="T19">אולם יש להוכיח שהם אכן פותרים את הבעיה</text:span><text:span text:style-name="T20">.</text:span></text:p>
      <text:p text:style-name="P22"><text:soft-page-break/></text:p>
      <text:p text:style-name="P21"><text:span text:style-name="T19">ב</text:span><text:span text:style-name="T20">. </text:span><text:span text:style-name="T19">הדגימו את האלגוריתם שכתבתם בסעיף א על מצב שבו ערכי הבתים בעיני היורשים הם </text:span><text:span text:style-name="T20">(</text:span><text:span text:style-name="T19">לפי הסדר</text:span><text:span text:style-name="T20">):</text:span></text:p>
      <text:list xml:id="list3391831392" text:style-name="L3">
        <text:list-item>
          <text:p text:style-name="P31"><text:span text:style-name="T19">בית</text:span><text:span text:style-name="T20">: <text:s text:c="4"/></text:span><text:span text:style-name="T19">א <text:s text:c="4"/>ב <text:s text:c="3"/>ג <text:s text:c="4"/>ד</text:span></text:p>
        </text:list-item>
        <text:list-item>
          <text:p text:style-name="P31"><text:span text:style-name="T19">מיקי</text:span><text:span text:style-name="T20">: <text:s text:c="2"/>20, 40, 60, 80</text:span></text:p>
        </text:list-item>
        <text:list-item>
          <text:p text:style-name="P31"><text:span text:style-name="T19">דייזי</text:span><text:span text:style-name="T20">: <text:s text:c="2"/>30, 50, 70, 90</text:span></text:p>
        </text:list-item>
        <text:list-item>
          <text:p text:style-name="P31"><text:span text:style-name="T19">גופי</text:span><text:span text:style-name="T20">: <text:s text:c="3"/>40, 20, 80, 60</text:span></text:p>
        </text:list-item>
        <text:list-item>
          <text:p text:style-name="P31"><text:span text:style-name="T19">פלוטו</text:span><text:span text:style-name="T20">: <text:s/>50, 30, 90, 70 <text:s/></text:span></text:p>
        </text:list-item>
      </text:list>
      <text:p text:style-name="P21"><text:span text:style-name="T19">וסכום הירושה הוא </text:span><text:span text:style-name="T20">1000. <text:s/></text:span><text:span text:style-name="T19">תארו בפירוט את פעולת האלגוריתם</text:span><text:span text:style-name="T20">. </text:span><text:span text:style-name="T19">הסבירו מי מקבל כל בית ואיך מתחלק הכסף</text:span><text:span text:style-name="T20">.</text:span></text:p>
      <text:p text:style-name="P22"/>
      <text:p text:style-name="P27"/>
      <text:p text:style-name="P24"><text:span text:style-name="T23">אלגוריתם חלופי לחלוקת שכר-דירה</text:span></text:p>
      <text:p text:style-name="P34"><text:span text:style-name="T21">הציעו</text:span> אלגוריתם חלופי לחלוקת חדרים ושכר-דירה בין שלושה שותפים, <text:span text:style-name="T21">המסתמך על </text:span>אלגוריתם Selfridge-Conway לחלוקת-עוגה ללא קנאה. <text:span text:style-name="T22">הוכיחו שהאלגוריתם שלכם אכן מחזיר חלוקה ללא קנאה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Liberation Sans1" svg:font-family="'Liberation Sans'" style:font-adornments="Regular" style:font-pitch="fixed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Liberation Sans3" svg:font-family="'Liberation Sans'" style:font-adornments="Regular" style:font-pitch="variable"/>
    <style:font-face style:name="Nachlieli CLM3" svg:font-family="'Nachlieli CLM'" style:font-adornments="Regular" style:font-pitch="variable"/>
    <style:font-face style:name="Times New Roman" svg:font-family="'Times New Roman'" style:font-adornments="Regular" style:font-pitch="variable"/>
    <style:font-face style:name="Times New Roman (Hebrew)" svg:font-family="'Times New Roman (Hebrew)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fo:orphans="2" fo:widows="2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1.2$Windows_X86_64 LibreOffice_project/5d19a1bfa650b796764388cd8b33a5af1f5baa1b</meta:generator>
    <dc:date>2020-11-11T13:22:45.967000000</dc:date>
    <meta:editing-duration>P11DT5H53M51S</meta:editing-duration>
    <meta:editing-cycles>1396</meta:editing-cycles>
    <meta:document-statistic meta:table-count="0" meta:image-count="0" meta:object-count="0" meta:page-count="3" meta:paragraph-count="54" meta:word-count="591" meta:character-count="3310" meta:non-whitespace-character-count="2722"/>
  </office:meta>
</office:document-meta>
</file>